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8pt" officeooo:rsid="000e2774" officeooo:paragraph-rsid="000e2774" style:font-size-asian="18pt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P7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8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</style:style>
    <style:style style:name="P9" style:family="paragraph" style:parent-style-name="Heading">
      <style:paragraph-properties fo:text-align="end" style:justify-single-word="false"/>
    </style:style>
    <style:style style:name="P10" style:family="paragraph" style:parent-style-name="Heading">
      <style:paragraph-properties fo:text-align="end" style:justify-single-word="false"/>
      <style:text-properties fo:language="pl" fo:country="PL"/>
    </style:style>
    <style:style style:name="P11" style:family="paragraph" style:parent-style-name="Heading" style:list-style-name="">
      <style:text-properties fo:language="pl" fo:country="PL"/>
    </style:style>
    <style:style style:name="P12" style:family="paragraph" style:parent-style-name="Heading">
      <style:paragraph-properties fo:text-align="end" style:justify-single-word="false"/>
      <style:text-properties fo:language="pl" fo:country="PL" officeooo:rsid="000e2774" officeooo:paragraph-rsid="000e2774"/>
    </style:style>
    <style:style style:name="P13" style:family="paragraph" style:parent-style-name="Heading">
      <style:paragraph-properties fo:break-before="page"/>
      <style:text-properties fo:language="pl" fo:country="PL"/>
    </style:style>
    <style:style style:name="P14" style:family="paragraph" style:parent-style-name="Heading" style:master-page-name="Convert_20_1">
      <style:paragraph-properties style:page-number="auto"/>
      <style:text-properties fo:language="pl" fo:country="PL"/>
    </style:style>
    <style:style style:name="P15" style:family="paragraph" style:parent-style-name="Heading" style:master-page-name="Standard">
      <style:paragraph-properties fo:text-align="end" style:justify-single-word="false" style:page-number="auto"/>
      <style:text-properties fo:language="pl" fo:country="PL" officeooo:rsid="000e2774" officeooo:paragraph-rsid="000e2774"/>
    </style:style>
    <style:style style:name="P16" style:family="paragraph" style:parent-style-name="Text_20_body">
      <style:text-properties fo:language="pl" fo:country="PL"/>
    </style:style>
    <style:style style:name="P17" style:family="paragraph" style:parent-style-name="Heading_20_1">
      <style:text-properties fo:language="pl" fo:country="PL"/>
    </style:style>
    <style:style style:name="P18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19" style:family="paragraph" style:parent-style-name="Tabletext">
      <style:text-properties fo:language="pl" fo:country="PL"/>
    </style:style>
    <style:style style:name="P20" style:family="paragraph" style:parent-style-name="Tabletext">
      <style:paragraph-properties fo:text-align="center" style:justify-single-word="false"/>
      <style:text-properties fo:language="pl" fo:country="PL" fo:font-weight="bold" style:font-weight-asian="bold"/>
    </style:style>
    <style:style style:name="P21" style:family="paragraph" style:parent-style-name="Tabletext">
      <style:paragraph-properties style:snap-to-layout-grid="false"/>
      <style:text-properties fo:language="pl" fo:country="PL"/>
    </style:style>
    <style:style style:name="T1" style:family="text">
      <style:text-properties fo:font-size="14pt" fo:language="pl" fo:country="PL" style:font-size-asian="14pt"/>
    </style:style>
    <style:style style:name="T2" style:family="text">
      <style:text-properties fo:language="pl" fo:country="PL"/>
    </style:style>
    <style:style style:name="T3" style:family="text">
      <style:text-properties fo:language="pl" fo:country="PL" fo:font-weight="bold" style:font-weight-asian="bold"/>
    </style:style>
    <style:style style:name="T4" style:family="text">
      <style:text-properties fo:language="pl" fo:country="PL" style:language-asian="en" style:country-asian="US"/>
    </style:style>
    <style:style style:name="T5" style:family="text">
      <style:text-properties fo:font-size="12pt" fo:language="pl" fo:country="PL" style:font-size-asian="12pt" style:language-asian="en" style:country-asian="US" style:font-size-complex="12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style:font-name-asian="Arial"/>
    </style:style>
    <style:style style:name="T8" style:family="text">
      <style:text-properties style:font-name="Symbol"/>
    </style:style>
    <style:style style:name="T9" style:family="text">
      <style:text-properties style:font-name="Arial" fo:font-weight="bold" style:font-weight-asian="bold" style:font-name-complex="Arial"/>
    </style:style>
    <style:style style:name="T10" style:family="text">
      <style:text-properties style:font-name="Arial" fo:font-weight="bold" officeooo:rsid="000e2774" style:font-weight-asian="bold" style:font-name-complex="Arial"/>
    </style:style>
    <style:style style:name="T11" style:family="text">
      <style:text-properties officeooo:rsid="000e2774"/>
    </style:style>
    <style:style style:name="T12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Nazwa Systemu</text:p>
      <text:p text:style-name="P12">Rodzaj dokumentu</text:p>
      <text:p text:style-name="P10"/>
      <text:p text:style-name="P9"><text:span text:style-name="T1">Wersja &lt;1.0&gt;</text:span></text:p>
      <text:p text:style-name="P1"/>
      <text:p text:style-name="P1"/>
      <text:p text:style-name="P1"/>
      <text:p text:style-name="P1"/>
      <text:p text:style-name="P1"/>
      <text:p text:style-name="P14">Historia wersj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Data</text:p>
          </table:table-cell>
          <table:table-cell table:style-name="Table1.A1" office:value-type="string">
            <text:p text:style-name="P20">Wersja</text:p>
          </table:table-cell>
          <table:table-cell table:style-name="Table1.A1" office:value-type="string">
            <text:p text:style-name="P20">Opis</text:p>
          </table:table-cell>
          <table:table-cell table:style-name="Table1.D1" office:value-type="string">
            <text:p text:style-name="P20">Autor</text:p>
          </table:table-cell>
        </table:table-row>
        <table:table-row table:style-name="Table1.1">
          <table:table-cell table:style-name="Table1.A1" office:value-type="string">
            <text:p text:style-name="P19">Data: <text:s/>28.02.<text:span text:style-name="T11">16</text:span></text:p>
          </table:table-cell>
          <table:table-cell table:style-name="Table1.A1" office:value-type="string">
            <text:p text:style-name="P19">1.0</text:p>
          </table:table-cell>
          <table:table-cell table:style-name="Table1.A1" office:value-type="string">
            <text:p text:style-name="P19">Pierwsza wersja dokumentu</text:p>
          </table:table-cell>
          <table:table-cell table:style-name="Table1.D1" office:value-type="string">
            <text:p text:style-name="P19">J.F. Smith JR</text:p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D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D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D1" office:value-type="string">
            <text:p text:style-name="P21"/>
          </table:table-cell>
        </table:table-row>
      </table:table>
      <text:p text:style-name="P1"/>
      <text:p text:style-name="P13">Spis treści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8"><text:span text:style-name="T4">1.</text:span><text:span text:style-name="T5"><text:tab/></text:span><text:span text:style-name="T4">Cel<text:tab/></text:span><text:a xlink:type="simple" xlink:href="#__RefHeading___Toc85064873" text:style-name="Index_20_Link" text:visited-style-name="Index_20_Link"><text:span text:style-name="T4">4</text:span></text:a></text:p>
          <text:p text:style-name="P18"><text:span text:style-name="T4">2.</text:span><text:span text:style-name="T5"><text:tab/></text:span><text:span text:style-name="T4">Zakres<text:tab/></text:span><text:a xlink:type="simple" xlink:href="#__RefHeading___Toc85064874" text:style-name="Index_20_Link" text:visited-style-name="Index_20_Link"><text:span text:style-name="T4">4</text:span></text:a></text:p>
          <text:p text:style-name="P18"><text:span text:style-name="T4">3.</text:span><text:span text:style-name="T5"><text:tab/></text:span><text:span text:style-name="T4">Funkcjonalność (ang. Functionality)<text:tab/></text:span><text:a xlink:type="simple" xlink:href="#__RefHeading___Toc85064875" text:style-name="Index_20_Link" text:visited-style-name="Index_20_Link"><text:span text:style-name="T4">4</text:span></text:a></text:p>
          <text:p text:style-name="P18"><text:span text:style-name="T4">4.</text:span><text:span text:style-name="T5"><text:tab/></text:span><text:span text:style-name="T4">Użyteczność (ang. Usability)<text:tab/></text:span><text:a xlink:type="simple" xlink:href="#__RefHeading___Toc85064876" text:style-name="Index_20_Link" text:visited-style-name="Index_20_Link"><text:span text:style-name="T4">4</text:span></text:a></text:p>
          <text:p text:style-name="P18"><text:span text:style-name="T4">5.</text:span><text:span text:style-name="T5"><text:tab/></text:span><text:span text:style-name="T4">Niezawodność (ang. Reliability)<text:tab/></text:span><text:a xlink:type="simple" xlink:href="#__RefHeading___Toc85064877" text:style-name="Index_20_Link" text:visited-style-name="Index_20_Link"><text:span text:style-name="T4">4</text:span></text:a></text:p>
          <text:p text:style-name="P18"><text:span text:style-name="T4">6.</text:span><text:span text:style-name="T5"><text:tab/></text:span><text:span text:style-name="T4">Wydajność (ang. Performance)<text:tab/></text:span><text:a xlink:type="simple" xlink:href="#__RefHeading___Toc85064878" text:style-name="Index_20_Link" text:visited-style-name="Index_20_Link"><text:span text:style-name="T4">4</text:span></text:a></text:p>
          <text:p text:style-name="P18"><text:span text:style-name="T4">7.</text:span><text:span text:style-name="T5"><text:tab/></text:span><text:span text:style-name="T4">Zarządzalność (ang. Supportability)<text:tab/></text:span><text:a xlink:type="simple" xlink:href="#__RefHeading___Toc85064879" text:style-name="Index_20_Link" text:visited-style-name="Index_20_Link"><text:span text:style-name="T4">4</text:span></text:a></text:p>
          <text:p text:style-name="P18"><text:span text:style-name="T4">8.</text:span><text:span text:style-name="T5"><text:tab/></text:span><text:span text:style-name="T4">Bezpieczeństwo<text:tab/></text:span><text:a xlink:type="simple" xlink:href="#__RefHeading___Toc85064880" text:style-name="Index_20_Link" text:visited-style-name="Index_20_Link"><text:span text:style-name="T4">4</text:span></text:a></text:p>
          <text:p text:style-name="P18"><text:span text:style-name="T4">9.</text:span><text:span text:style-name="T5"><text:tab/></text:span><text:span text:style-name="T4">Wymagania Projektowe (ang. Design Constraints)</text:span><text:span text:style-name="T6"><text:tab/></text:span><text:a xlink:type="simple" xlink:href="#__RefHeading___Toc85064881" text:style-name="Index_20_Link" text:visited-style-name="Index_20_Link"><text:span text:style-name="T6">4</text:span></text:a></text:p>
        </text:index-body>
      </text:table-of-content>
      <text:p text:style-name="P11"/>
      <text:p text:style-name="P13"><text:title>Specyfikacja uzupełniająca</text:title><text:span text:style-name="T7"> </text:span></text:p>
      <text:list xml:id="list3301439646191344611" text:style-name="WW8Num1">
        <text:list-item>
          <text:h text:style-name="P17" text:outline-level="1"><text:bookmark-start text:name="__RefHeading___Toc85064873"/>Cel<text:bookmark-end text:name="__RefHeading___Toc85064873"/></text:h>
        </text:list-item>
      </text:list>
      <text:p text:style-name="P1">Celem dokumentu jest zdefiniowanie wymagań dla systemu płacowego. Specyfikacja dodatkowa przedstawia listę wymagań, których nie da się wyrazić w modelu przypadków użycia. Specyfikacja dodatkowa i model przypadków użycia stanowią razem kompletny zbiór wymagań dla systemu</text:p>
      <text:list xml:id="list125819379297201" text:continue-numbering="true" text:style-name="WW8Num1">
        <text:list-item>
          <text:h text:style-name="P17" text:outline-level="1"><text:bookmark-start text:name="__RefHeading___Toc85064874"/>Zakres<text:bookmark-end text:name="__RefHeading___Toc85064874"/></text:h>
        </text:list-item>
      </text:list>
      <text:p text:style-name="P1"/>
      <text:list xml:id="list125818920439771" text:continue-numbering="true" text:style-name="WW8Num1">
        <text:list-item>
          <text:h text:style-name="P17" text:outline-level="1"><text:bookmark-start text:name="__RefHeading___Toc85064875"/>Funkcjonalność (ang. Functionality)<text:bookmark-end text:name="__RefHeading___Toc85064875"/></text:h>
        </text:list-item>
      </text:list>
      <text:p text:style-name="P1">Brak</text:p>
      <text:list xml:id="list125819437877206" text:continue-numbering="true" text:style-name="WW8Num1">
        <text:list-item>
          <text:h text:style-name="Heading_20_1" text:outline-level="1"><text:bookmark-start text:name="__RefHeading___Toc85064876"/>Użyteczność (ang. Usability)<text:bookmark-end text:name="__RefHeading___Toc85064876"/></text:h>
        </text:list-item>
      </text:list>
      <text:p text:style-name="Standard">Brak</text:p>
      <text:list xml:id="list125817668861324" text:continue-numbering="true" text:style-name="WW8Num1">
        <text:list-item>
          <text:h text:style-name="Heading_20_1" text:outline-level="1"><text:bookmark-start text:name="__RefHeading___Toc85064877"/>Niezawodność (ang. Reliability)<text:bookmark-end text:name="__RefHeading___Toc85064877"/></text:h>
        </text:list-item>
      </text:list>
      <text:p text:style-name="P1">Główny system powinien działać przez 98% czasu. Koniecznym jest, aby system był aktywny w okresie płacowym (każdy Piątek i ostatni roboczy dzień miesiąca).</text:p>
      <text:list xml:id="list125818353930792" text:continue-numbering="true" text:style-name="WW8Num1">
        <text:list-item>
          <text:h text:style-name="P17" text:outline-level="1"><text:bookmark-start text:name="__RefHeading___Toc85064878"/>Wydajność (ang. Performance)<text:bookmark-end text:name="__RefHeading___Toc85064878"/></text:h>
        </text:list-item>
      </text:list>
      <text:p text:style-name="P1">System powinien pracować przy obciążeniu głównej bazy danych do 2000 jednoczesnych wywołań oraz do 500 odwołań do lokalnych serwerów. </text:p>
      <text:list xml:id="list125819284512361" text:continue-numbering="true" text:style-name="WW8Num1">
        <text:list-item>
          <text:h text:style-name="P17" text:outline-level="1"><text:bookmark-start text:name="__RefHeading___Toc85064879"/>Zarządzalność (ang. Supportability)<text:bookmark-end text:name="__RefHeading___Toc85064879"/></text:h>
        </text:list-item>
      </text:list>
      <text:p text:style-name="P1">Brak</text:p>
      <text:list xml:id="list125818694414301" text:continue-numbering="true" text:style-name="WW8Num1">
        <text:list-item>
          <text:h text:style-name="P17" text:outline-level="1"><text:bookmark-start text:name="__RefHeading___Toc85064880"/>Bezpieczeństwo<text:bookmark-end text:name="__RefHeading___Toc85064880"/></text:h>
        </text:list-item>
      </text:list>
      <text:p text:style-name="P1">System powinien zapobiegać próbom zmiany informacji kart kontrolnych innych niż należące do pracownika. Dodatkowo, tylko Administrator Systemu Płacowego powinien mieć możliwość zmiany wszystkich informacji o pracowniku z wyjątkiem Metody Wypłaty.</text:p>
      <text:list xml:id="list125817664914714" text:continue-numbering="true" text:style-name="WW8Num1">
        <text:list-item>
          <text:h text:style-name="P17" text:outline-level="1"><text:bookmark-start text:name="__RefHeading___Toc85064881"/>Wymagania Projektowe (ang. Design Constraints)<text:bookmark-end text:name="__RefHeading___Toc85064881"/></text:h>
        </text:list-item>
      </text:list>
      <text:p text:style-name="P1">System powinien integrować spadkową Bazę Danych Projektów (DB2 na IBM mainframe).</text:p>
      <text:p text:style-name="P1">System powinien posiadać interfejs do systemu bankowego (poprzez elektroniczny system transakcyjny). 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0835in" fo:margin-bottom="0.0417in" style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2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2in" fo:margin-right="0in" fo:margin-top="0.1665in" fo:margin-bottom="0.0417in" style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style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Wcięcie_20_normalne" style:display-name="Wcięcie normalne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style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style:contextual-spacing="false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style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style:contextual-spacing="false" fo:text-indent="0in" style:auto-text-indent="false"/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8pt" officeooo:rsid="000e2774" officeooo:paragraph-rsid="000e2774" style:font-size-asian="18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MP4" style:family="paragraph" style:parent-style-name="Standard">
      <style:text-properties fo:language="pl" fo:country="PL"/>
    </style:style>
    <style:style style:name="MP5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</style:style>
    <style:style style:name="MP6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font-name="Arial" fo:font-weight="bold" style:font-weight-asian="bold" style:font-name-complex="Arial"/>
    </style:style>
    <style:style style:name="MT2" style:family="text">
      <style:text-properties fo:language="pl" fo:country="PL"/>
    </style:style>
    <style:style style:name="MT3" style:family="text">
      <style:text-properties officeooo:rsid="000e2774"/>
    </style:style>
    <style:style style:name="MT4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><text:span text:style-name="MT1">Nazwa firmy</text:span></text:p>
        <text:p text:style-name="MP3"/>
        <text:p text:style-name="Header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4"><text:subject>System Płacowy</text:subject></text:p>
            </table:table-cell>
            <table:table-cell table:style-name="Table3.B1" office:value-type="string">
              <text:p text:style-name="MP5"><text:span text:style-name="MT2"><text:s text:c="2"/>Wersja: <text:s text:c="10"/>&lt;1.0&gt;</text:span></text:p>
            </table:table-cell>
          </table:table-row>
          <table:table-row table:style-name="Table3.1">
            <table:table-cell table:style-name="Table3.A1" office:value-type="string">
              <text:p text:style-name="MP4"><text:title>Specyfikacja uzupełniająca</text:title></text:p>
            </table:table-cell>
            <table:table-cell table:style-name="Table3.B1" office:value-type="string">
              <text:p text:style-name="MP4"><text:s text:c="2"/>Data: <text:s/>28.02.03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6"/>
            </table:table-cell>
            <table:table-cell table:style-name="Table2.A1" office:value-type="string">
              <text:p text:style-name="MP7"><text:span text:style-name="MT3">Nazwa firmy</text:span>, <text:date style:data-style-name="N120" text:date-value="2016-05-17T12:58:17.467353357">2016</text:date></text:p>
            </table:table-cell>
            <table:table-cell table:style-name="Table2.A1" office:value-type="string">
              <text:p text:style-name="MP8">Strona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ecyfikacja uzupełniająca</dc:title>
    <dc:subject>System Płacowy</dc:subject>
    <meta:initial-creator>KIS</meta:initial-creator>
    <meta:creation-date>2003-02-14T10:37:00</meta:creation-date>
    <dc:creator>epredator </dc:creator>
    <dc:date>2016-05-17T12:58:17.361591259</dc:date>
    <meta:editing-cycles>43</meta:editing-cycles>
    <meta:editing-duration>PT39M</meta:editing-duration>
    <meta:document-statistic meta:table-count="3" meta:image-count="0" meta:object-count="0" meta:page-count="4" meta:paragraph-count="48" meta:word-count="245" meta:character-count="1801" meta:non-whitespace-character-count="1594"/>
    <meta:generator>LibreOffice/4.2.8.2$Linux_X86_64 LibreOffice_project/420m0$Build-2</meta:generator>
  </office:meta>
</office:document-meta>
</file>